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8bac0" officeooo:paragraph-rsid="0008bac0"/>
    </style:style>
    <style:style style:name="P2" style:family="paragraph" style:parent-style-name="Standard">
      <style:text-properties officeooo:rsid="000ab9b6" officeooo:paragraph-rsid="000ab9b6"/>
    </style:style>
    <style:style style:name="T1" style:family="text">
      <style:text-properties officeooo:rsid="000ab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 Frågor</text:p>
      <text:p text:style-name="P1">1.Vilket år är justin bieber född?</text:p>
      <text:p text:style-name="P1">a)1997</text:p>
      <text:p text:style-name="P1">b)-1994 </text:p>
      <text:p text:style-name="P1">c)1993</text:p>
      <text:p text:style-name="P1">d)1995</text:p>
      <text:p text:style-name="P1"/>
      <text:p text:style-name="P1">2.Vilket var justin biebers första singel?</text:p>
      <text:p text:style-name="P1">a)Baby</text:p>
      <text:p text:style-name="P1">b)favorite girl</text:p>
      <text:p text:style-name="P1">c)-One time</text:p>
      <text:p text:style-name="P1">d)love me</text:p>
      <text:p text:style-name="P1"/>
      <text:p text:style-name="P1">3.Vem är Biebers kändiscrush?</text:p>
      <text:p text:style-name="P1">a)Selena Gomez</text:p>
      <text:p text:style-name="P1">b)-Beyonce</text:p>
      <text:p text:style-name="P1">c)Rihanna</text:p>
      <text:p text:style-name="P1">d)kim karadashian </text:p>
      <text:p text:style-name="P1"/>
      <text:p text:style-name="P1">4.Vad har justin bieber för fobi?</text:p>
      <text:p text:style-name="P1">a)-klaustrofobi</text:p>
      <text:p text:style-name="P1">b)antropofobi</text:p>
      <text:p text:style-name="P1">c)mysofobi</text:p>
      <text:p text:style-name="P1">d)xyrofobi</text:p>
      <text:p text:style-name="P1"/>
      <text:p text:style-name="P1">5.Vad heter justin biebers favoritfilm?</text:p>
      <text:p text:style-name="P1">a)harry potter och den vises sten</text:p>
      <text:p text:style-name="P1">b)grown ups</text:p>
      <text:p text:style-name="P1">c)titanic</text:p>
      <text:p text:style-name="P1">d)-The notebook</text:p>
      <text:p text:style-name="P1"/>
      <text:p text:style-name="P1">6.Vad är justin biebers skostorlek?</text:p>
      <text:p text:style-name="P1">a)-43</text:p>
      <text:p text:style-name="P1">b)44</text:p>
      <text:p text:style-name="P1">c)42</text:p>
      <text:p text:style-name="P1">d)40</text:p>
      <text:p text:style-name="P1"/>
      <text:p text:style-name="P1">7.Vilken amerikansk tv-serie har justin medverkat i?</text:p>
      <text:p text:style-name="P1">a)gossip girl</text:p>
      <text:p text:style-name="P1">b)pretty little liars</text:p>
      <text:p text:style-name="P1">c)-csi</text:p>
      <text:p text:style-name="P1">d)criminal minds</text:p>
      <text:p text:style-name="P1"/>
      <text:p text:style-name="P1">8.Vad är justins favoriträtt?</text:p>
      <text:p text:style-name="P1">a)Pannkakor med sylt</text:p>
      <text:p text:style-name="P1">b)sushi</text:p>
      <text:p text:style-name="P1">c)-spagetti med köttbullar</text:p>
      <text:p text:style-name="P1">d)pizza</text:p>
      <text:p text:style-name="P1"/>
      <text:p text:style-name="P1"/>
      <text:p text:style-name="P1"/>
      <text:p text:style-name="P1"/>
      <text:p text:style-name="P1"><text:soft-page-break/>9.Vad heter justins hund?</text:p>
      <text:p text:style-name="P1">a)-ester bieber</text:p>
      <text:p text:style-name="P1">b)chanel ieber</text:p>
      <text:p text:style-name="P1">c)gucci bieber</text:p>
      <text:p text:style-name="P1">d)ashley bieber</text:p>
      <text:p text:style-name="P1"/>
      <text:p text:style-name="P1">10.<text:span text:style-name="T1">Vad är justins favoritfärg?</text:span></text:p>
      <text:p text:style-name="P2">a)blå</text:p>
      <text:p text:style-name="P2">b)-lila</text:p>
      <text:p text:style-name="P2">c)röd</text:p>
      <text:p text:style-name="P2">d)rosa</text:p>
      <text:p text:style-name="P2"/>
      <text:p text:style-name="P2">11.vart är justin född?</text:p>
      <text:p text:style-name="P2">a)ottawa ,kanada</text:p>
      <text:p text:style-name="P2">b)-ontario,kanada</text:p>
      <text:p text:style-name="P2">c)toronto,kanada</text:p>
      <text:p text:style-name="P2">d)london,kanada</text:p>
      <text:p text:style-name="P2"/>
      <text:p text:style-name="P2">12.Vad heter hans första album?</text:p>
      <text:p text:style-name="P2">a)-my world</text:p>
      <text:p text:style-name="P2">b)believe</text:p>
      <text:p text:style-name="P2">c)first time</text:p>
      <text:p text:style-name="P2">d)mistletoe</text:p>
      <text:p text:style-name="P2"/>
      <text:p text:style-name="P2">13. Vad heter bieber första <text:s/>självbiograf?</text:p>
      <text:p text:style-name="P2">a)-never say never</text:p>
      <text:p text:style-name="P2">b)believe</text:p>
      <text:p text:style-name="P2">c)never give up</text:p>
      <text:p text:style-name="P2">d)stay strong </text:p>
      <text:p text:style-name="P2"/>
      <text:p text:style-name="P2">14:när fick justin sin första kyss?</text:p>
      <text:p text:style-name="P2">a)-13</text:p>
      <text:p text:style-name="P2">b)14</text:p>
      <text:p text:style-name="P2">c)10</text:p>
      <text:p text:style-name="P2">d)12</text:p>
      <text:p text:style-name="P2"/>
      <text:p text:style-name="P2">15.Vad heter justin bieber i mellannamn?</text:p>
      <text:p text:style-name="P2">a)jason</text:p>
      <text:p text:style-name="P2">b)jerry</text:p>
      <text:p text:style-name="P2">c)-drew</text:p>
      <text:p text:style-name="P2">d)derek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09:39:05.166608635</meta:creation-date>
    <dc:date>2015-06-26T10:14:14.978196161</dc:date>
    <meta:editing-duration>PT19M59S</meta:editing-duration>
    <meta:editing-cycles>1</meta:editing-cycles>
    <meta:document-statistic meta:table-count="0" meta:image-count="0" meta:object-count="0" meta:page-count="2" meta:paragraph-count="76" meta:word-count="172" meta:character-count="1184" meta:non-whitespace-character-count="1084"/>
    <meta:generator>LibreOffice/4.2.8.2$Linux_X86_64 LibreOffice_project/420m0$Build-2</meta:generator>
  </office:meta>
</office:document-meta>
</file>